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B_TOOLTIP</text:p>
          </table:table-cell>
          <table:table-cell table:style-name="ce13" office:value-type="string" calcext:value-type="string">
            <text:p>Move</text:p>
          </table:table-cell>
          <table:table-cell table:style-name="ce26" office:value-type="string" calcext:value-type="string">
            <text:p>Déplac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OOLTIP</text:p>
          </table:table-cell>
          <table:table-cell table:style-name="ce13" office:value-type="string" calcext:value-type="string">
            <text:p>Edit</text:p>
          </table:table-cell>
          <table:table-cell table:style-name="ce26" office:value-type="string" calcext:value-type="string">
            <text:p>Modifi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_TOOLTIP</text:p>
          </table:table-cell>
          <table:table-cell table:style-name="ce13" office:value-type="string" calcext:value-type="string">
            <text:p>Delete</text:p>
          </table:table-cell>
          <table:table-cell table:style-name="ce26" office:value-type="string" calcext:value-type="string">
            <text:p>Supprim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_CHECKBOX_TOOLTIP</text:p>
          </table:table-cell>
          <table:table-cell table:style-name="ce13" office:value-type="string" calcext:value-type="string">
            <text:p>Mark task as done</text:p>
          </table:table-cell>
          <table:table-cell table:style-name="ce26" office:value-type="string" calcext:value-type="string">
            <text:p>Marquer la tâche comme achevé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SK_PROGRESS_TOOLTIP</text:p>
          </table:table-cell>
          <table:table-cell table:style-name="ce13" office:value-type="string" calcext:value-type="string">
            <text:p>Tasks progress (How many percents of tasks where marked as done)</text:p>
          </table:table-cell>
          <table:table-cell table:style-name="ce26" office:value-type="string" calcext:value-type="string">
            <text:p>Progression des tâches (pourcentage des notes de type tâche cochées comme accomplies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_NOTE_TOOLTIP</text:p>
          </table:table-cell>
          <table:table-cell table:style-name="ce13" office:value-type="string" calcext:value-type="string">
            <text:p>Create a new note</text:p>
          </table:table-cell>
          <table:table-cell table:style-name="ce26" office:value-type="string" calcext:value-type="string">
            <text:p>Créer une nouvelle 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UI</text:p>
          </table:table-cell>
          <table:table-cell table:number-columns-repeated="2" table:style-name="ce13" office:value-type="string" calcext:value-type="string">
            <text:p>Interf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Langag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54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54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54])/(ROW()-2); &quot;&quot;)">
            <text:p/>
          </table:table-cell>
          <table:table-cell table:style-name="ce21" table:formula="of:=IF(NOT(ISBLANK([.E$1])); COUNTA([.E$2:.E54])/(ROW()-2); &quot;&quot;)">
            <text:p/>
          </table:table-cell>
          <table:table-cell table:style-name="ce21" table:formula="of:=IF(NOT(ISBLANK([.F$1])); COUNTA([.F$2:.F54])/(ROW()-2); &quot;&quot;)">
            <text:p/>
          </table:table-cell>
          <table:table-cell table:style-name="ce21" table:formula="of:=IF(NOT(ISBLANK([.G$1])); COUNTA([.G$2:.G54])/(ROW()-2); &quot;&quot;)">
            <text:p/>
          </table:table-cell>
          <table:table-cell table:style-name="ce21" table:formula="of:=IF(NOT(ISBLANK([.H$1])); COUNTA([.H$2:.H54])/(ROW()-2); &quot;&quot;)">
            <text:p/>
          </table:table-cell>
          <table:table-cell table:style-name="ce21" table:formula="of:=IF(NOT(ISBLANK([.I$1])); COUNTA([.I$2:.I54])/(ROW()-2); &quot;&quot;)">
            <text:p/>
          </table:table-cell>
          <table:table-cell table:style-name="ce21" table:formula="of:=IF(NOT(ISBLANK([.J$1])); COUNTA([.J$2:.J54])/(ROW()-2); &quot;&quot;)">
            <text:p/>
          </table:table-cell>
          <table:table-cell table:style-name="ce21" table:formula="of:=IF(NOT(ISBLANK([.K$1])); COUNTA([.K$2:.K54])/(ROW()-2); &quot;&quot;)">
            <text:p/>
          </table:table-cell>
          <table:table-cell table:style-name="ce21" table:formula="of:=IF(NOT(ISBLANK([.L$1])); COUNTA([.L$2:.L54])/(ROW()-2); &quot;&quot;)">
            <text:p/>
          </table:table-cell>
          <table:table-cell table:style-name="ce21" table:formula="of:=IF(NOT(ISBLANK([.M$1])); COUNTA([.M$2:.M54])/(ROW()-2); &quot;&quot;)">
            <text:p/>
          </table:table-cell>
          <table:table-cell table:style-name="ce21" table:formula="of:=IF(NOT(ISBLANK([.N$1])); COUNTA([.N$2:.N54])/(ROW()-2); &quot;&quot;)">
            <text:p/>
          </table:table-cell>
          <table:table-cell table:style-name="ce21" table:formula="of:=IF(NOT(ISBLANK([.O$1])); COUNTA([.O$2:.O54])/(ROW()-2); &quot;&quot;)">
            <text:p/>
          </table:table-cell>
          <table:table-cell table:style-name="ce21" table:formula="of:=IF(NOT(ISBLANK([.P$1])); COUNTA([.P$2:.P54])/(ROW()-2); &quot;&quot;)">
            <text:p/>
          </table:table-cell>
          <table:table-cell table:style-name="ce21" table:formula="of:=IF(NOT(ISBLANK([.Q$1])); COUNTA([.Q$2:.Q54])/(ROW()-2); &quot;&quot;)">
            <text:p/>
          </table:table-cell>
          <table:table-cell table:style-name="ce21" table:formula="of:=IF(NOT(ISBLANK([.R$1])); COUNTA([.R$2:.R54])/(ROW()-2); &quot;&quot;)">
            <text:p/>
          </table:table-cell>
          <table:table-cell table:style-name="ce21" table:formula="of:=IF(NOT(ISBLANK([.S$1])); COUNTA([.S$2:.S54])/(ROW()-2); &quot;&quot;)">
            <text:p/>
          </table:table-cell>
          <table:table-cell table:style-name="ce21" table:formula="of:=IF(NOT(ISBLANK([.T$1])); COUNTA([.T$2:.T54])/(ROW()-2); &quot;&quot;)">
            <text:p/>
          </table:table-cell>
          <table:table-cell table:style-name="ce21" table:formula="of:=IF(NOT(ISBLANK([.U$1])); COUNTA([.U$2:.U54])/(ROW()-2); &quot;&quot;)">
            <text:p/>
          </table:table-cell>
          <table:table-cell table:style-name="ce21" table:formula="of:=IF(NOT(ISBLANK([.V$1])); COUNTA([.V$2:.V54])/(ROW()-2); &quot;&quot;)">
            <text:p/>
          </table:table-cell>
          <table:table-cell table:style-name="ce21" table:formula="of:=IF(NOT(ISBLANK([.W$1])); COUNTA([.W$2:.W54])/(ROW()-2); &quot;&quot;)">
            <text:p/>
          </table:table-cell>
          <table:table-cell table:style-name="ce21" table:formula="of:=IF(NOT(ISBLANK([.X$1])); COUNTA([.X$2:.X54])/(ROW()-2); &quot;&quot;)">
            <text:p/>
          </table:table-cell>
          <table:table-cell table:style-name="ce21" table:formula="of:=IF(NOT(ISBLANK([.Y$1])); COUNTA([.Y$2:.Y54])/(ROW()-2); &quot;&quot;)">
            <text:p/>
          </table:table-cell>
          <table:table-cell table:style-name="ce21" table:formula="of:=IF(NOT(ISBLANK([.Z$1])); COUNTA([.Z$2:.Z54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7:58:37.6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8:23:48.881000000</dc:date>
    <meta:editing-duration>PT16H8M</meta:editing-duration>
    <meta:editing-cycles>127</meta:editing-cycles>
    <meta:generator>LibreOffice/7.6.4.1$Windows_X86_64 LibreOffice_project/e19e193f88cd6c0525a17fb7a176ed8e6a3e2aa1</meta:generator>
    <meta:document-statistic meta:table-count="1" meta:cell-count="188" meta:object-count="0"/>
  </office:meta>
</office:document-meta>
</file>